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66cm"/>
    </style:style>
    <style:style style:name="co10" style:family="table-column">
      <style:table-column-properties fo:break-before="auto" style:column-width="9.073cm"/>
    </style:style>
    <style:style style:name="co11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11.404cm"/>
    </style:style>
    <style:style style:name="co12" style:family="table-column">
      <style:table-column-properties fo:break-before="auto" style:column-width="4.523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7.8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000000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cc" style:text-align-source="fix" style:repeat-content="false" fo:wrap-option="wrap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wrap-option="wrap" fo:border-left="0.002cm solid #000000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353cm"/>
    </style:style>
    <style:style style:name="ce13" style:family="table-cell" style:parent-style-name="Default">
      <style:table-cell-properties fo:border-bottom="none" fo:wrap-option="wrap" fo:border-left="0.002cm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706cm"/>
    </style:style>
    <style:style style:name="ce1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1.058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1.058cm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1.411cm"/>
    </style:style>
    <style:style style:name="ce18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9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none" fo:border-top="none"/>
    </style:style>
    <style:style style:name="ce24" style:family="table-cell" style:parent-style-name="Default">
      <style:text-properties fo:color="#b2b2b2"/>
    </style:style>
    <style:style style:name="ce25" style:family="table-cell" style:parent-style-name="Default">
      <style:map style:condition="is-true-formula(FIND(&quot;Must Have&quot;;[.D10];1))" style:apply-style-name="Red" style:base-cell-address="GDT.D10"/>
      <style:map style:condition="is-true-formula(FIND(&quot;Nice to Have&quot;;[.D10];1))" style:apply-style-name="Yellow" style:base-cell-address="GDT.D10"/>
      <style:map style:condition="is-true-formula(FIND(&quot;Should Have&quot;;[.D10];1))" style:apply-style-name="Yellow" style:base-cell-address="GDT.D10"/>
    </style:style>
    <style:style style:name="ce26" style:family="table-cell" style:parent-style-name="Default">
      <style:table-cell-properties fo:border-bottom="0.002cm solid #000000" fo:border-left="none" fo:border-right="none" fo:border-top="none"/>
      <style:map style:condition="is-true-formula(FIND(&quot;Must Have&quot;;[.D10];1))" style:apply-style-name="Red" style:base-cell-address="GDT.D10"/>
      <style:map style:condition="is-true-formula(FIND(&quot;Nice to Have&quot;;[.D10];1))" style:apply-style-name="Yellow" style:base-cell-address="GDT.D10"/>
      <style:map style:condition="is-true-formula(FIND(&quot;Should Have&quot;;[.D10];1))" style:apply-style-name="Yellow" style:base-cell-address="GDT.D10"/>
    </style:style>
    <style:style style:name="ce27" style:family="table-cell" style:parent-style-name="Default">
      <style:table-cell-properties fo:background-color="#000000" style:text-align-source="fix" style:repeat-content="false" fo:border="0.002cm solid #000000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Cut">
      <style:map style:condition="is-true-formula(FIND(&quot;Integrated&quot;;[.E10];1))" style:apply-style-name="Green" style:base-cell-address="GDT.E10"/>
      <style:map style:condition="is-true-formula(FIND(&quot;Not Started&quot;;[.E10];1))" style:apply-style-name="Red" style:base-cell-address="GDT.E10"/>
      <style:map style:condition="is-true-formula(FIND(&quot;In Progress&quot;;[.E10];1))" style:apply-style-name="Yellow" style:base-cell-address="GDT.E10"/>
      <style:map style:condition="is-true-formula(FIND(&quot;In Review&quot;;[.E10];1))" style:apply-style-name="Blue" style:base-cell-address="GDT.E10"/>
      <style:map style:condition="is-true-formula(FIND(&quot;Cut&quot;;[.E10];1))" style:apply-style-name="Cut" style:base-cell-address="GDT.E10"/>
    </style:style>
    <style:style style:name="ce29" style:family="table-cell" style:parent-style-name="Cut">
      <style:table-cell-properties fo:border-bottom="0.002cm solid #000000" fo:border-left="none" fo:border-right="none" fo:border-top="none"/>
      <style:map style:condition="is-true-formula(FIND(&quot;Integrated&quot;;[.E10];1))" style:apply-style-name="Green" style:base-cell-address="GDT.E10"/>
      <style:map style:condition="is-true-formula(FIND(&quot;Not Started&quot;;[.E10];1))" style:apply-style-name="Red" style:base-cell-address="GDT.E10"/>
      <style:map style:condition="is-true-formula(FIND(&quot;In Progress&quot;;[.E10];1))" style:apply-style-name="Yellow" style:base-cell-address="GDT.E10"/>
      <style:map style:condition="is-true-formula(FIND(&quot;In Review&quot;;[.E10];1))" style:apply-style-name="Blue" style:base-cell-address="GDT.E10"/>
      <style:map style:condition="is-true-formula(FIND(&quot;Cut&quot;;[.E10];1))" style:apply-style-name="Cut" style:base-cell-address="GDT.E10"/>
    </style:style>
    <style:style style:name="ce30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none" fo:border-left="none" fo:border-right="0.002cm solid #000000" fo:border-top="0.002cm solid #000000"/>
    </style:style>
    <style:style style:name="ce39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ontent-validations>
        <table:content-validation table:name="val1" table:condition="of:cell-content-is-in-list([$Sheet3.$B$3:.$B$5])" table:allow-empty-cell="true" table:display-list="unsorted" table:base-cell-address="GDT.D5"/>
        <table:content-validation table:name="val2" table:condition="of:cell-content-is-in-list([$Sheet3.$C$3:.$C$7])" table:allow-empty-cell="true" table:display-list="unsorted" table:base-cell-address="GDT.E5"/>
        <table:content-validation table:name="val3" table:condition="of:cell-content-is-in-list([$Sheet3.$D$3:.$D$6])" table:allow-empty-cell="true" table:display-list="unsorted" table:base-cell-address="GDT.G5"/>
      </table:content-validations>
      <table:table table:name="GDT" table:style-name="ta1" table:print="false">
        <table:table-column table:style-name="co1" table:default-cell-style-name="Default"/>
        <table:table-column table:style-name="co8" table:default-cell-style-name="ce12"/>
        <table:table-column table:style-name="co12" table:default-cell-style-name="Default"/>
        <table:table-column table:style-name="co13" table:default-cell-style-name="ce25"/>
        <table:table-column table:style-name="co14" table:default-cell-style-name="ce28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ce37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6" office:value-type="string">
            <text:p>Project Name:</text:p>
          </table:table-cell>
          <table:table-cell table:style-name="ce20" office:value-type="string">
            <text:p>Math Game</text:p>
          </table:table-cell>
          <table:table-cell table:style-name="ce24" office:value-type="string">
            <text:p>GDT v1 (19-07-20)</text:p>
          </table:table-cell>
          <table:table-cell table:style-name="ce27" office:value-type="string">
            <text:p>Author:</text:p>
          </table:table-cell>
          <table:table-cell table:style-name="ce20" office:value-type="string">
            <text:p>HokuHakase</text:p>
          </table:table-cell>
          <table:table-cell table:style-name="ce6" office:value-type="string">
            <text:p>Team:</text:p>
          </table:table-cell>
          <table:table-cell table:style-name="ce20" office:value-type="string" table:number-columns-spanned="2" table:number-rows-spanned="1">
            <text:p>Hoku's Lab</text:p>
          </table:table-cell>
          <table:covered-table-cell table:style-name="ce36"/>
        </table:table-row>
        <table:table-row table:style-name="ro1">
          <table:table-cell/>
          <table:table-cell table:style-name="ce7" office:value-type="string" table:number-columns-spanned="5" table:number-rows-spanned="1">
            <text:p>DEV</text:p>
          </table:table-cell>
          <table:covered-table-cell/>
          <table:covered-table-cell table:number-columns-repeated="2" table:style-name="Default"/>
          <table:covered-table-cell/>
          <table:table-cell table:style-name="ce30" office:value-type="string" table:number-columns-spanned="2" table:number-rows-spanned="1">
            <text:p>QA</text:p>
          </table:table-cell>
          <table:covered-table-cell/>
          <table:table-cell table:style-name="ce36"/>
        </table:table-row>
        <table:table-row table:style-name="ro1">
          <table:table-cell/>
          <table:table-cell table:style-name="ce8" office:value-type="string">
            <text:p>Summary</text:p>
          </table:table-cell>
          <table:table-cell table:style-name="ce8" office:value-type="string">
            <text:p>Team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State</text:p>
          </table:table-cell>
          <table:table-cell table:style-name="ce8" office:value-type="string">
            <text:p>Assignee</text:p>
          </table:table-cell>
          <table:table-cell table:style-name="ce8" office:value-type="string">
            <text:p>QA Status</text:p>
          </table:table-cell>
          <table:table-cell table:style-name="ce8" office:value-type="string">
            <text:p>Bug ID</text:p>
          </table:table-cell>
          <table:table-cell table:style-name="ce8" office:value-type="string">
            <text:p>Note</text:p>
          </table:table-cell>
        </table:table-row>
        <table:table-row table:style-name="ro2">
          <table:table-cell/>
          <table:table-cell table:style-name="ce9" office:value-type="string">
            <text:p>[Math Game] is a puzzle game about fusing numbers together.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3">
          <table:table-cell/>
          <table:table-cell table:style-name="ce9" office:value-type="string">
            <text:p>Players must find two number that adds/subtracts/multiply or divide to the target number.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9" office:value-type="string">
            <text:p>Target Platform: [Arduboy]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8" table:number-rows-spanned="1">
            <text:p>GAMEPLAY</text:p>
          </table:table-cell>
          <table:covered-table-cell table:number-columns-repeated="7" table:style-name="ce21"/>
        </table:table-row>
        <table:table-row table:style-name="ro2">
          <table:table-cell/>
          <table:table-cell table:style-name="ce11" office:value-type="string">
            <text:p>The grid</text:p>
          </table:table-cell>
          <table:table-cell table:style-name="ce22"/>
          <table:table-cell table:content-validation-name="val1"/>
          <table:table-cell table:content-validation-name="val2"/>
          <table:table-cell table:style-name="ce22"/>
          <table:table-cell table:content-validation-name="val3"/>
          <table:table-cell table:style-name="ce22"/>
          <table:table-cell table:style-name="ce38"/>
        </table:table-row>
        <table:table-row table:style-name="ro2">
          <table:table-cell/>
          <table:table-cell office:value-type="string">
            <text:p>This area contains a grid of up to [6] by [6] tiles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grid size can be changed before starting a game</text:p>
          </table:table-cell>
          <table:table-cell office:value-type="string">
            <text:p>Gameplay</text:p>
          </table:table-cell>
          <table:table-cell table:content-validation-name="val1" office:value-type="string">
            <text:p>Nice to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Grid tiles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Each tile contains a number between [0] and [9] inclusively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Moving around the grid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Pressing the [Up Arrow] moves the cursor up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Down Arrow] moves the cursor down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Left Arrow] moves the cursor left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Right Arrow] moves the cursor right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movement makes the cursor leave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The cursor does not mov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string">
            <text:p>OR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4" office:value-type="string">
            <text:p>The cursor wraps around to the opposite side</text:p>
          </table:table-cell>
          <table:table-cell office:value-type="string">
            <text:p>Controls</text:p>
          </table:table-cell>
          <table:table-cell table:content-validation-name="val1" office:value-type="string">
            <text:p>Nice to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a tile is currently selecte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>
            <text:p>The cursor can only move to tiles that are horizontally and vertically adjacent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>
            <text:p>Movement that would make the cursor hover a non-adjacent tile is ignore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Selecting a tile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Pressing the [1] button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If no tile is selecte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Selects the tile highlighted by the cursor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If a tile is selecte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the hovered tile is the same as the selected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Deselect the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the hovered tile is not the same as the selected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table:style-name="ce17" office:value-type="string">
            <text:p>Perform end of round equation with the previously selected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Calculation methods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3">
          <table:table-cell/>
          <table:table-cell office:value-type="string">
            <text:p>The calculation methods are [Addition], [Subtraction], [Multiplication] and [Division]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hen the game begins, the default calculation method is [Addition]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2] button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Switch the currently selected calculation metho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Addition], becomes [Subtract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Subtraction], becomes [Multiplicat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Multiplication], becomes [Divis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Division], becomes [Addit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Target number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3">
          <table:table-cell/>
          <table:table-cell office:value-type="string">
            <text:p>The target number is randomly selected by chosing two adjacent number and a random calculation method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End of round equation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3">
          <table:table-cell/>
          <table:table-cell office:value-type="string">
            <text:p>Perform an equation with the first and second selected number along with the currently selected calculation method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end of round equation is equal to the target number: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The score is increased by [1]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>
            <text:p>Replace the first and second selected numbers by two new numbers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Generate a new target number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end of round equation is not equal to the target number: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Deselect both first and second selected numbers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Decrease life counter by [1]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1" table:number-rows-repeated="4">
          <table:table-cell/>
          <table:table-cell table:style-name="ce18"/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8" table:number-rows-spanned="1">
            <text:p>VISUALS</text:p>
          </table:table-cell>
          <table:covered-table-cell table:number-columns-repeated="7" table:style-name="ce21"/>
        </table:table-row>
        <table:table-row table:style-name="ro2">
          <table:table-cell/>
          <table:table-cell table:style-name="ce13" office:value-type="string">
            <text:p>The grid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The grid starts rendering at position [8],[5] on the screen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re is a [1] pixel margin between the tiles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Grid tiles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Tiles are squares of [8] pixel wide and large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iles have a [1] pixel border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number assigned to this grid is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rendered using the Tinyfont library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Rendered [2],[2] pixels further from the tile's top left corner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Calculation methods display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The current calculation method is displayed at position [64],[12].</text:p>
          </table:table-cell>
          <table:table-cell/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current calculation method is [Addition], display “[+]”.</text:p>
          </table:table-cell>
          <table:table-cell/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current calculation method is [Subtraction], display “[-]”.</text:p>
          </table:table-cell>
          <table:table-cell/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current calculation method is [Multiplication], display “[x]”.</text:p>
          </table:table-cell>
          <table:table-cell/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current calculation method is [Division], display “[/]”.</text:p>
          </table:table-cell>
          <table:table-cell/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8"/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8" table:number-rows-spanned="1">
            <text:p>AUDIO</text:p>
          </table:table-cell>
          <table:covered-table-cell table:number-columns-repeated="7" table:style-name="ce21"/>
        </table:table-row>
        <table:table-row table:style-name="ro2">
          <table:table-cell/>
          <table:table-cell table:style-name="ce13" office:value-type="string">
            <text:p>End of round equation – Audio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If the end of round equation is equal to the target number: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Play a positive audio cue.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end of round equation is not equal to the target number: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Play a negative audio cue.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Selecting a tile – Audio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Pressing the [1] button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If no tile is selected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Play a select audio cue.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If a tile is selected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the hovered tile is the same as the selected tile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Play a deselect audio cue.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the hovered tile is not the same as the selected tile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Play a select audio cue.</text:p>
          </table:table-cell>
          <table:table-cell/>
          <table:table-cell table:content-validation-name="val1" office:value-type="string">
            <text:p>Should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1" table:number-rows-repeated="16">
          <table:table-cell/>
          <table:table-cell table:style-name="ce18"/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1">
          <table:table-cell/>
          <table:table-cell table:style-name="ce19"/>
          <table:table-cell table:style-name="ce23"/>
          <table:table-cell table:style-name="ce26" table:content-validation-name="val1"/>
          <table:table-cell table:style-name="ce29" table:content-validation-name="val2"/>
          <table:table-cell table:style-name="ce23"/>
          <table:table-cell table:style-name="ce23" table:content-validation-name="val3"/>
          <table:table-cell table:style-name="ce23"/>
          <table:table-cell table:style-name="ce39"/>
        </table:table-row>
      </table:table>
      <table:table table:name="Definitions" table:style-name="ta1" table:print="false">
        <table:table-column table:style-name="co1" table:default-cell-style-name="Default"/>
        <table:table-column table:style-name="co9" table:default-cell-style-name="ce32"/>
        <table:table-column table:style-name="co10" table:default-cell-style-name="ce3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31" office:value-type="string">
            <text:p>Term</text:p>
          </table:table-cell>
          <table:table-cell table:style-name="ce31" office:value-type="string">
            <text:p>Meaning</text:p>
          </table:table-cell>
        </table:table-row>
        <table:table-row table:style-name="ro2">
          <table:table-cell/>
          <table:table-cell office:value-type="string">
            <text:p>Must Have</text:p>
          </table:table-cell>
          <table:table-cell office:value-type="string">
            <text:p>A feature vital to the game.</text:p>
          </table:table-cell>
        </table:table-row>
        <table:table-row table:style-name="ro2">
          <table:table-cell/>
          <table:table-cell office:value-type="string">
            <text:p>Should Have</text:p>
          </table:table-cell>
          <table:table-cell office:value-type="string">
            <text:p>A feature that ensures a high quality game.</text:p>
          </table:table-cell>
        </table:table-row>
        <table:table-row table:style-name="ro2">
          <table:table-cell/>
          <table:table-cell office:value-type="string">
            <text:p>Nice to Have</text:p>
          </table:table-cell>
          <table:table-cell office:value-type="string">
            <text:p>An optional feature that would make the game better.</text:p>
          </table:table-cell>
        </table:table-row>
        <table:table-row table:style-name="ro2">
          <table:table-cell/>
          <table:table-cell office:value-type="string">
            <text:p>Not Started</text:p>
          </table:table-cell>
          <table:table-cell office:value-type="string">
            <text:p>No work has been done on this feature yet.</text:p>
          </table:table-cell>
        </table:table-row>
        <table:table-row table:style-name="ro2">
          <table:table-cell/>
          <table:table-cell office:value-type="string">
            <text:p>In Progress</text:p>
          </table:table-cell>
          <table:table-cell office:value-type="string">
            <text:p>A developer is actively working on this feature.</text:p>
          </table:table-cell>
        </table:table-row>
        <table:table-row table:style-name="ro2">
          <table:table-cell/>
          <table:table-cell office:value-type="string">
            <text:p>In Review</text:p>
          </table:table-cell>
          <table:table-cell office:value-type="string">
            <text:p>The feature is done and being review by the team.</text:p>
          </table:table-cell>
        </table:table-row>
        <table:table-row table:style-name="ro2">
          <table:table-cell/>
          <table:table-cell office:value-type="string">
            <text:p>Integrated</text:p>
          </table:table-cell>
          <table:table-cell office:value-type="string">
            <text:p>The feature is done and will only receive bug fixes.</text:p>
          </table:table-cell>
        </table:table-row>
        <table:table-row table:style-name="ro3">
          <table:table-cell/>
          <table:table-cell office:value-type="string">
            <text:p>Cut</text:p>
          </table:table-cell>
          <table:table-cell office:value-type="string">
            <text:p>The feature is cut and no longer in the scope of the game.</text:p>
          </table:table-cell>
        </table:table-row>
        <table:table-row table:style-name="ro2">
          <table:table-cell/>
          <table:table-cell office:value-type="string">
            <text:p>Not Implemented</text:p>
          </table:table-cell>
          <table:table-cell office:value-type="string">
            <text:p>The feature has yet to be useable without debug.</text:p>
          </table:table-cell>
        </table:table-row>
        <table:table-row table:style-name="ro3">
          <table:table-cell/>
          <table:table-cell office:value-type="string">
            <text:p>Not Okay</text:p>
          </table:table-cell>
          <table:table-cell office:value-type="string">
            <text:p>The feature has a major issue that prevents useability. (e.g. crash, non-functional button)</text:p>
          </table:table-cell>
        </table:table-row>
        <table:table-row table:style-name="ro3">
          <table:table-cell/>
          <table:table-cell office:value-type="string">
            <text:p>Okay But</text:p>
          </table:table-cell>
          <table:table-cell office:value-type="string">
            <text:p>The feature has a minor issue that does not prevent useability. (e.g. graphical issue)</text:p>
          </table:table-cell>
        </table:table-row>
        <table:table-row table:style-name="ro2">
          <table:table-cell/>
          <table:table-cell office:value-type="string">
            <text:p>Okay</text:p>
          </table:table-cell>
          <table:table-cell office:value-type="string">
            <text:p>The feature is working without issue.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1" table:default-cell-style-name="ce34"/>
        <table:table-column table:style-name="co6" table:default-cell-style-name="ce34"/>
        <table:table-column table:style-name="co7" table:default-cell-style-name="ce3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3" office:value-type="string">
            <text:p>Priority</text:p>
          </table:table-cell>
          <table:table-cell table:style-name="ce33" office:value-type="string">
            <text:p>State</text:p>
          </table:table-cell>
          <table:table-cell table:style-name="ce33" office:value-type="string">
            <text:p>QA Status</text:p>
          </table:table-cell>
        </table:table-row>
        <table:table-row table:style-name="ro1">
          <table:table-cell/>
          <table:table-cell office:value-type="string">
            <text:p>Must Have</text:p>
          </table:table-cell>
          <table:table-cell office:value-type="string">
            <text:p>Not Started</text:p>
          </table:table-cell>
          <table:table-cell office:value-type="string">
            <text:p>Not Implemented</text:p>
          </table:table-cell>
        </table:table-row>
        <table:table-row table:style-name="ro1">
          <table:table-cell/>
          <table:table-cell office:value-type="string">
            <text:p>Should Have</text:p>
          </table:table-cell>
          <table:table-cell office:value-type="string">
            <text:p>In Progress</text:p>
          </table:table-cell>
          <table:table-cell office:value-type="string">
            <text:p>Not Okay</text:p>
          </table:table-cell>
        </table:table-row>
        <table:table-row table:style-name="ro1">
          <table:table-cell/>
          <table:table-cell office:value-type="string">
            <text:p>Nice to Have</text:p>
          </table:table-cell>
          <table:table-cell office:value-type="string">
            <text:p>In Review</text:p>
          </table:table-cell>
          <table:table-cell office:value-type="string">
            <text:p>Okay But</text:p>
          </table:table-cell>
        </table:table-row>
        <table:table-row table:style-name="ro1">
          <table:table-cell/>
          <table:table-cell table:style-name="ce35"/>
          <table:table-cell office:value-type="string">
            <text:p>Integrated</text:p>
          </table:table-cell>
          <table:table-cell office:value-type="string">
            <text:p>Okay</text:p>
          </table:table-cell>
        </table:table-row>
        <table:table-row table:style-name="ro1">
          <table:table-cell/>
          <table:table-cell table:style-name="ce35"/>
          <table:table-cell office:value-type="string">
            <text:p>Cut</text:p>
          </table:table-cell>
          <table:table-cell table:style-name="ce35"/>
        </table:table-row>
      </table:table>
      <table:database-ranges>
        <table:database-range table:name="Priority" table:target-range-address="Sheet3.B3:Sheet3.B5" table:on-update-keep-styles="true" table:on-update-keep-size="false"/>
        <table:database-range table:name="QAStatus" table:target-range-address="Sheet3.D3:Sheet3.D6" table:on-update-keep-styles="true" table:on-update-keep-size="false"/>
        <table:database-range table:name="State" table:target-range-address="Sheet3.C3:Sheet3.C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/>
      <style:text-properties fo:font-weight="normal"/>
    </style:style>
    <style:style style:name="Yellow" style:family="table-cell" style:parent-style-name="Default">
      <style:table-cell-properties fo:background-color="#ffff99"/>
    </style:style>
    <style:style style:name="Green" style:family="table-cell" style:parent-style-name="Yellow">
      <style:table-cell-properties fo:background-color="#99ff66"/>
    </style:style>
    <style:style style:name="Blue" style:family="table-cell" style:parent-style-name="Default">
      <style:table-cell-properties fo:background-color="#6699cc"/>
    </style:style>
    <style:style style:name="Cut" style:family="table-cell" style:parent-style-name="Blue">
      <style:table-cell-properties fo:background-color="#dddddd"/>
      <style:text-properties style:text-line-through-style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2020-11-07</text:date>, <text:time>03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6:24:53.47</meta:creation-date>
    <dc:date>2020-11-07T03:50:33.30</dc:date>
    <meta:editing-duration>PT3H11M35S</meta:editing-duration>
    <meta:editing-cycles>12</meta:editing-cycles>
    <meta:generator>OpenOffice/4.1.7$Win32 OpenOffice.org_project/417m1$Build-9800</meta:generator>
    <meta:document-statistic meta:table-count="3" meta:cell-count="432" meta:object-count="0"/>
  </office:meta>
</office:document-meta>
</file>